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8">Flying Hamburger Events UG • Schrödersweg 27 • 22453 Hamburg</text:span></text:p><text:p><text:span text:style-name="T9"/></text:p><text:p><text:span text:style-name="T10"/></text:p><text:p><text:span text:style-name="T11">@company_name;noquote@</text:span></text:p><text:p><text:span text:style-name="T12">@address_line1;noquote@</text:span></text:p><text:p text:style-name="P26"><text:span text:style-name="T10"/></text:p><text:p><text:span text:style-name="T12">@address_postal_code;noquote@ @address_city;noquote@</text:span></text:p><text:p text:style-name="P28"><text:span text:style-name="T11">@country_name;noquote@</text:span></text:p><text:p text:style-name="P28"><text:span text:style-name="T11"/></text:p><text:p text:style-name="P29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1" svg:width="4.128cm" svg:height="0.354cm" svg:x="12.116cm" svg:y="0.37cm"><draw:text-box><text:p text:style-name="P30"><text:span text:style-name="T14">@invoice_date_pretty;noquote@</text:span></text:p></draw:text-box></draw:frame></text:p>
      <text:p text:style-name="P9"/>
      <text:p text:style-name="P8">Invoice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Delivery Date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13">Total Amount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The invoice amount is differential taxation accoding to §25 UStG - “Sonderregelung für Reisbüros”.</text:p>
      <text:p text:style-name="P4"/>
      <text:p text:style-name="P4">Invoice excludes VA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18T16:10:19</dc:date>
    <meta:generator>OpenOffice/4.1.1$Unix OpenOffice.org_project/411m6$Build-9775</meta:generator>
    <meta:editing-duration>PT2H25M25S</meta:editing-duration>
    <meta:editing-cycles>65</meta:editing-cycles>
    <dc:creator>Malte Sussdorff</dc:creator>
    <meta:document-statistic meta:table-count="2" meta:image-count="0" meta:object-count="0" meta:page-count="1" meta:paragraph-count="28" meta:word-count="71" meta:character-count="626"/>
  </office:meta>
</office:document-meta>
</file>